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14.798cm" loext:decorative="false"/>
    </style:style>
    <style:style style:name="gr2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761cm" fo:min-width="13.884cm" loext:decorative="false"/>
    </style:style>
    <style:style style:name="gr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27.2cm" loext:decorative="false"/>
    </style:style>
    <style:style style:name="gr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17.33cm" loext:decorative="false"/>
    </style:style>
    <style:style style:name="gr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412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674cm" loext:decorative="false"/>
      <style:paragraph-properties style:writing-mode="lr-tb"/>
    </style:style>
    <style:style style:name="gr8" style:family="graphic" style:parent-style-name="standard">
      <style:graphic-properties svg:stroke-width="0.07cm" svg:stroke-color="#ff8000" draw:marker-start-width="0.31cm" draw:marker-end-width="0.31cm" draw:fill="solid" draw:fill-color="#ff8000" draw:opacity="50%" draw:textarea-horizontal-align="justify" draw:textarea-vertical-align="middle" draw:auto-grow-height="false" fo:min-height="4.089cm" fo:min-width="0.968cm" fo:padding-top="0.16cm" fo:padding-bottom="0.16cm" fo:padding-left="0.285cm" fo:padding-right="0.285cm" draw:shadow-opacity="50%" loext:decorative="false"/>
    </style:style>
    <style:style style:name="gr9" style:family="graphic" style:parent-style-name="standard">
      <style:graphic-properties svg:stroke-color="#8e86ae" draw:fill="solid" draw:fill-color="#8e86ae" draw:textarea-horizontal-align="justify" draw:textarea-vertical-align="middle" draw:auto-grow-height="false" fo:min-height="0.712cm" fo:min-width="0.42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color="#ff8000" loext:opacity="100%" fo:font-weight="bold"/>
    </style:style>
    <style:style style:name="P3" style:family="paragraph">
      <loext:graphic-properties draw:fill="none" draw:fill-color="#ffffff"/>
      <style:text-properties fo:color="#ff8000" loext:opacity="100%" fo:font-weight="bold"/>
    </style:style>
    <style:style style:name="P4" style:family="paragraph">
      <loext:graphic-properties draw:fill="solid" draw:fill-color="#ff8000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e86ae"/>
      <style:paragraph-properties fo:text-align="center"/>
    </style:style>
    <style:style style:name="T1" style:family="text">
      <style:text-properties fo:color="#ff8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298cm" svg:height="0.282cm" svg:x="1cm" svg:y="6.1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84cm" svg:height="1.011cm" svg:x="14.316cm" svg:y="5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0.282cm" svg:x="1cm" svg:y="4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83cm" svg:height="0.282cm" svg:x="10.87cm" svg:y="3.2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95cm" svg:height="1.662cm" svg:x="10.803cm" svg:y="3.2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77cm" svg:height="1.116cm" svg:x="0.884cm" svg:y="3.489cm">
          <draw:text-box>
            <text:p text:style-name="P2"><text:span text:style-name="T1">Minimum Cut</text:span></text:p>
          </draw:text-box>
        </draw:frame>
        <draw:frame draw:style-name="gr7" draw:text-style-name="P3" draw:layer="layout" svg:width="1.887cm" svg:height="0.962cm" svg:x="10.64cm" svg:y="2.035cm">
          <draw:text-box>
            <text:p text:style-name="P2"><text:span text:style-name="T1">Cut</text:span></text:p>
          </draw:text-box>
        </draw:frame>
        <draw:custom-shape draw:style-name="gr8" draw:text-style-name="P4" draw:layer="layout" svg:width="2.174cm" svg:height="6.233cm" svg:x="5.2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74cm" svg:height="6.233cm" svg:x="11.5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74cm" svg:height="6.233cm" svg:x="17.7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87cm" svg:height="0.962cm" svg:x="16.841cm" svg:y="2.035cm">
          <draw:text-box>
            <text:p text:style-name="P2"><text:span text:style-name="T1">Cut</text:span></text:p>
          </draw:text-box>
        </draw:frame>
        <draw:custom-shape draw:style-name="gr9" draw:text-style-name="P6" draw:layer="layout" svg:width="0.924cm" svg:height="0.962cm" svg:x="1.732cm" svg:y="4.41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24cm" svg:height="0.962cm" svg:x="1.732cm" svg:y="5.81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24cm" svg:height="0.962cm" svg:x="10.632cm" svg:y="2.91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24cm" svg:height="0.962cm" svg:x="14.732cm" svg:y="5.813cm">
          <text:p text:style-name="P5">2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85cm" svg:height="0.962cm" svg:x="5.927cm" svg:y="9.166cm">
          <draw:text-box>
            <text:p text:style-name="P2"><text:span text:style-name="T1">2</text:span></text:p>
          </draw:text-box>
        </draw:frame>
        <draw:frame draw:style-name="gr10" draw:text-style-name="P3" draw:layer="layout" svg:width="0.885cm" svg:height="0.962cm" svg:x="12.228cm" svg:y="9.166cm">
          <draw:text-box>
            <text:p text:style-name="P2"><text:span text:style-name="T1">3</text:span></text:p>
          </draw:text-box>
        </draw:frame>
        <draw:frame draw:style-name="gr10" draw:text-style-name="P3" draw:layer="layout" svg:width="0.885cm" svg:height="0.962cm" svg:x="18.429cm" svg:y="9.166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8T20:28:12.023000000</meta:creation-date>
    <dc:date>2024-07-28T20:50:19.506000000</dc:date>
    <meta:editing-duration>PT22M1S</meta:editing-duration>
    <meta:editing-cycles>15</meta:editing-cycles>
    <meta:generator>LibreOffice/7.6.2.1$Windows_X86_64 LibreOffice_project/56f7684011345957bbf33a7ee678afaf4d2ba333</meta:generator>
    <meta:print-date>2024-07-28T20:48:28.126000000</meta:print-date>
    <meta:printed-by>PDF-Dateien</meta:printed-by>
    <meta:document-statistic meta:object-count="18"/>
  </office:meta>
</office:document-meta>
</file>